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866in"/>
    </style:style>
    <style:style style:name="co2" style:family="table-column">
      <style:table-column-properties fo:break-before="auto" style:column-width="1.97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1.3437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81d41a" fo:wrap-option="wrap" style:vertical-align="top"/>
    </style:style>
    <style:style style:name="ce11" style:family="table-cell" style:parent-style-name="Default">
      <style:table-cell-properties fo:wrap-option="wrap" style:vertical-align="top"/>
    </style:style>
    <style:style style:name="ce12" style:family="table-cell" style:parent-style-name="Default">
      <style:table-cell-properties fo:background-color="transparent" fo:wrap-option="wrap" style:vertical-align="top"/>
    </style:style>
    <style:style style:name="ce9" style:family="table-cell" style:parent-style-name="Default">
      <style:table-cell-properties fo:background-color="#b2b2b2" fo:wrap-option="wrap"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2b2b2" fo:wrap-option="wrap" style:vertical-align="top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1d41a" fo:wrap-option="wrap" style:vertical-align="top"/>
    </style:style>
    <style:style style:name="ce7" style:family="table-cell" style:parent-style-name="Default">
      <style:table-cell-properties fo:wrap-option="wrap" style:vertical-align="top"/>
    </style:style>
    <style:style style:name="ce8" style:family="table-cell" style:parent-style-name="Default">
      <style:table-cell-properties fo:background-color="transparent" fo:wrap-option="wrap" style:vertical-align="to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3" table:number-columns-repeated="4" table:default-cell-style-name="ce7"/>
        <table:table-column table:style-name="co5" table:default-cell-style-name="ce7"/>
        <table:table-column table:style-name="co3" table:number-columns-repeated="1015" table:default-cell-style-name="ce7"/>
        <table:table-row table:style-name="ro1">
          <table:table-cell table:style-name="ce5" office:value-type="string" calcext:value-type="string">
            <text:p>dag</text:p>
          </table:table-cell>
          <table:table-cell table:style-name="ce5" office:value-type="string" calcext:value-type="string">
            <text:p>variabl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code</text:p>
          </table:table-cell>
          <table:table-cell table:style-name="ce5" office:value-type="string" calcext:value-type="string">
            <text:p>label</text:p>
          </table:table-cell>
          <table:table-cell table:style-name="ce5" office:value-type="string" calcext:value-type="string">
            <text:p>remark</text:p>
          </table:table-cell>
          <table:table-cell table:style-name="ce5" office:value-type="string" calcext:value-type="string">
            <text:p>comments</text:p>
          </table:table-cell>
          <table:table-cell table:style-name="ce5" office:value-type="string" calcext:value-type="string">
            <text:p>group</text:p>
          </table:table-cell>
          <table:table-cell table:style-name="ce5" office:value-type="string" calcext:value-type="string">
            <text:p>tab</text:p>
          </table:table-cell>
          <table:table-cell table:style-name="ce5" office:value-type="string" calcext:value-type="string">
            <text:p>period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age_child</text:p>
          </table:table-cell>
          <table:table-cell office:value-type="string" calcext:value-type="string">
            <text:p>hs_age_year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ge at clinical assessment</text:p>
          </table:table-cell>
          <table:table-cell table:number-columns-repeated="3"/>
          <table:table-cell office:value-type="string" calcext:value-type="string">
            <text:p>years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airPollution_child</text:p>
          </table:table-cell>
          <table:table-cell office:value-type="string" calcext:value-type="string">
            <text:p>hs_no2_dy_hs_t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2 value (extrapolated back in time using ratio method) (weighted average) one day before hs test at total environments (home, school, other places and commuting)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airPollution_child</text:p>
          </table:table-cell>
          <table:table-cell office:value-type="string" calcext:value-type="string">
            <text:p>hs_nox_dy_hs_t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x value (extrapolated back in time using ratio method) (weighted average) one day before hs test at total environments (home, school, other places and commuting)</text:p>
          </table:table-cell>
          <table:table-cell table:number-columns-repeated="3"/>
          <table:table-cell office:value-type="string" calcext:value-type="string">
            <text:p>microg / m4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airPollution_child</text:p>
          </table:table-cell>
          <table:table-cell office:value-type="string" calcext:value-type="string">
            <text:p>hs_pm10_dy_hs_t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10 value (extrapolated back in time using ratio method) (weighted average) one day before hs test at total environments (home, school, other places and commuting)</text:p>
          </table:table-cell>
          <table:table-cell table:number-columns-repeated="3"/>
          <table:table-cell office:value-type="string" calcext:value-type="string">
            <text:p>microg / m5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airPollution_child</text:p>
          </table:table-cell>
          <table:table-cell office:value-type="string" calcext:value-type="string">
            <text:p>hs_pm25_dy_hs_t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25 value (extrapolated back in time using ratio method) (weighted average) one day before hs test at total environments (home, school, other places and commuting)</text:p>
          </table:table-cell>
          <table:table-cell table:number-columns-repeated="3"/>
          <table:table-cell office:value-type="string" calcext:value-type="string">
            <text:p>microg / m6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airPollution_preg</text:p>
          </table:table-cell>
          <table:table-cell office:value-type="string" calcext:value-type="string">
            <text:p>h_no2_ratio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2 value (extrapolated back in time using ratio method) during 1st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airPollution_preg</text:p>
          </table:table-cell>
          <table:table-cell office:value-type="string" calcext:value-type="string">
            <text:p>h_no2_ratio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2 value (extrapolated back in time using ratio method) during 2n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airPollution_preg</text:p>
          </table:table-cell>
          <table:table-cell office:value-type="string" calcext:value-type="string">
            <text:p>h_no2_ratio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2 value (extrapolated back in time using ratio method) during 3r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airPollution_preg</text:p>
          </table:table-cell>
          <table:table-cell office:value-type="string" calcext:value-type="string">
            <text:p>h_nox_ratio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x value (extrapolated back in time using ratio method) during 1st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airPollution_preg</text:p>
          </table:table-cell>
          <table:table-cell office:value-type="string" calcext:value-type="string">
            <text:p>h_nox_ratio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x value (extrapolated back in time using ratio method) during 2n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airPollution_preg</text:p>
          </table:table-cell>
          <table:table-cell office:value-type="string" calcext:value-type="string">
            <text:p>h_nox_ratio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x value (extrapolated back in time using ratio method) during 3r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airPollution_preg</text:p>
          </table:table-cell>
          <table:table-cell office:value-type="string" calcext:value-type="string">
            <text:p>h_pm10_ratio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10 value (extrapolated back in time using ratio method) during 1st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airPollution_preg</text:p>
          </table:table-cell>
          <table:table-cell office:value-type="string" calcext:value-type="string">
            <text:p>h_pm10_ratio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10 value (extrapolated back in time using ratio method) during 2n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airPollution_preg</text:p>
          </table:table-cell>
          <table:table-cell office:value-type="string" calcext:value-type="string">
            <text:p>h_pm10_ratio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10 value (extrapolated back in time using ratio method) during 3r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airPollution_preg</text:p>
          </table:table-cell>
          <table:table-cell office:value-type="string" calcext:value-type="string">
            <text:p>h_pm25_ratio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25 value (extrapolated back in time using ratio method) during 1st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airPollution_preg</text:p>
          </table:table-cell>
          <table:table-cell office:value-type="string" calcext:value-type="string">
            <text:p>h_pm25_ratio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25 value (extrapolated back in time using ratio method) during 2n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airPollution_preg</text:p>
          </table:table-cell>
          <table:table-cell office:value-type="string" calcext:value-type="string">
            <text:p>h_pm25_ratio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25 value (extrapolated back in time using ratio method) during 3r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breastfeeding</text:p>
          </table:table-cell>
          <table:table-cell office:value-type="string" calcext:value-type="string">
            <text:p>h_bf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breastfeeding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ever, ever</text:p>
          </table:table-cell>
          <table:table-cell table:number-columns-repeated="2"/>
          <table:table-cell office:value-type="string" calcext:value-type="string">
            <text:p>Diet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bw</text:p>
          </table:table-cell>
          <table:table-cell office:value-type="string" calcext:value-type="string">
            <text:p>e3_b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rthweight</text:p>
          </table:table-cell>
          <table:table-cell table:number-columns-repeated="3"/>
          <table:table-cell office:value-type="string" calcext:value-type="string">
            <text:p>g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e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ethyl phthalate (ME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e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ethyl phthalate (ME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e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ethyl phthalate (ME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ib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iso-butyl phthalate (MiB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ib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iso-buty phthalate (MiB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ib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iso-butyl phthalate (MiB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nb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n-butyl phthalate (MnB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nb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n-butyl phthalate (MnB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nb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n-butyl phthalate (MnB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bz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 benzyl phthalate (Mbz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bz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 benzyl phthalate (MBz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bz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 benzyl phthalate (MBz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eh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hexyl phthalate (MEH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eh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hexyl phthalate (MEH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eh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hexyl phthalate (MEH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ehh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hydroxyhexyl phthalate (MEHH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table:style-name="ce8" office:value-type="string" calcext:value-type="string">
            <text:p>hs_mehh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-5-hydroxyhexyl phthalate (MEHH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ehh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hydroxyhexyl phthalate (MEHH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eoh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oxohexyl phthalate (MEOH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eoh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-5-oxohexyl phthalate (MEOH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eoh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oxohexyl phthalate (MEOH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ecp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 5-carboxypentyl phthalate (MECP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ecp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 5-carboxypentyl phthalate (MECP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ecp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 5-carboxypentyl phthalate (MECP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ohmin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(OHMiN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ohmin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4-methyl-7-hydroxyoctyl phthalate (OHMiN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ohmin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(OHMiN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oxomin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(OXOMiN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oxomin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4-methyl-7-oxooctyl phthalate (OXOMiN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oxomin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(OXOMiN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atrix_cphthalat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phthalate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table:style-name="ce8" office:value-type="string" calcext:value-type="string">
            <text:p>hs_sample_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ype of urine sample collection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CUX, MUX, NUX</text:p>
          </table:table-cell>
          <table:table-cell office:value-type="string" calcext:value-type="string">
            <text:p>Combined urine night and morning, Morning urine, Night urin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e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 (MEPA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e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ethyl paraben (ME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e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 (MEPA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et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 (ETPA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et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ethyl paraben (ET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et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 (ETPA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pr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 (PRPA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pr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ropyl paraben (PR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pr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 (PRPA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b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 (BPA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b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bisphenol A (B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b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 (BPA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bu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 (BUPA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bu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N-Butyl paraben (BU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bu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 (BUPA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oxbe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 (OXBE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oxbe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Oxybenzone (OXBE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oxbe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 (OXBE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trcs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 (TRCS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trcs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riclosan (TRCS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trcs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 (TRCS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atrix_cphenol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the phenol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dm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 (DM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dm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phosphate (DM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dm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 (DM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dmt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 (DMT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dmt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thiophosphate (DMT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dmt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 (DMT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dmdtp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 (DMDT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dmdt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dithiophosphate (DMDT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dmdtp_c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dimethyl dithiophosphate (DMDTP)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 office:value-type="string" calcext:value-type="string">
            <text:p>≥80% of the values were &lt;limit of detection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dmdt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 (DMDT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de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 (DE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de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phosphate (DE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de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 (DE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det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 (DET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det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thiophosphate (DET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det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 (DET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dedt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dithiophosphate (DEDT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dedtp_c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diethyl dithiophosphate (DEDTP)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 office:value-type="string" calcext:value-type="string">
            <text:p>≥80% of the values were &lt;limit of detection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dedtp_craw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dithiophosphate (DEDT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dedtp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dithiophosphate (DEDTP) 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atrix_cpesticid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the pesticides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ild_diet</text:p>
          </table:table-cell>
          <table:table-cell office:value-type="string" calcext:value-type="string">
            <text:p>hs_canfis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nned fish (tuna, sardines, sprat) – 1/2 small can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ild_diet</text:p>
          </table:table-cell>
          <table:table-cell office:value-type="string" calcext:value-type="string">
            <text:p>hs_canfrui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nned fruit with syrup / nectars – 1 small bowl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ild_diet</text:p>
          </table:table-cell>
          <table:table-cell office:value-type="string" calcext:value-type="string">
            <text:p>hs_cookv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oked or pureed vegetables (pumpkin, aubergine, green beans, spinach, carrots)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ild_diet</text:p>
          </table:table-cell>
          <table:table-cell office:value-type="string" calcext:value-type="string">
            <text:p>hs_fruit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ruits (orange, kiwi, mandarines, pears, apples, bananas, berries, melon, etc)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ild_diet</text:p>
          </table:table-cell>
          <table:table-cell office:value-type="string" calcext:value-type="string">
            <text:p>hs_oilyfis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atty/oily fish (sardines, salmon, mackerel, tuna, trout, carp) – 1 small serving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ild_diet</text:p>
          </table:table-cell>
          <table:table-cell office:value-type="string" calcext:value-type="string">
            <text:p>hs_rawv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Raw vegetables (lettuce, tomato, onion, pepper, carrot, cucumber, etc) – 1 small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ild_diet</text:p>
          </table:table-cell>
          <table:table-cell office:value-type="string" calcext:value-type="string">
            <text:p>hs_seafoo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eafood (shellfish, squid, shrimps) – 1 small serving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ild_diet</text:p>
          </table:table-cell>
          <table:table-cell office:value-type="string" calcext:value-type="string">
            <text:p>hs_whfis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an/white fish (flat fish, perch, fish cakes) – 1 small serving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ild_diet</text:p>
          </table:table-cell>
          <table:table-cell office:value-type="string" calcext:value-type="string">
            <text:p>hs_vitd_supp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d your child use Vitamin D supplements?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yes, no</text:p>
          </table:table-cell>
          <table:table-cell table:number-columns-repeated="2"/>
          <table:table-cell office:value-type="string" calcext:value-type="string">
            <text:p>Supplemen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ild_diet</text:p>
          </table:table-cell>
          <table:table-cell office:value-type="string" calcext:value-type="string">
            <text:p>hs_om3_supp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d your child use Omega-3 fatty acid supplements?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yes, no</text:p>
          </table:table-cell>
          <table:table-cell table:number-columns-repeated="2"/>
          <table:table-cell office:value-type="string" calcext:value-type="string">
            <text:p>Supplemen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ild_diet</text:p>
          </table:table-cell>
          <table:table-cell office:value-type="string" calcext:value-type="string">
            <text:p>hs_fastfoo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Visits a fast food restaurant/take awa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ary_habi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ild_diet</text:p>
          </table:table-cell>
          <table:table-cell office:value-type="string" calcext:value-type="string">
            <text:p>hs_org_foo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ats organic food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ary_habi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ild_diet</text:p>
          </table:table-cell>
          <table:table-cell office:value-type="string" calcext:value-type="string">
            <text:p>hs_total_fis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ood group: fish and seafood (hs_canfish+hs_oilyfish+hs_whfish+hs_seafood)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_food_group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ild_diet</text:p>
          </table:table-cell>
          <table:table-cell office:value-type="string" calcext:value-type="string">
            <text:p>hs_total_v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ood group: vegetables (hs_cookveg+hs_rawveg)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_food_group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ild_diet</text:p>
          </table:table-cell>
          <table:table-cell office:value-type="string" calcext:value-type="string">
            <text:p>hs_total_fruit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ood group: fruits (hs_canfruit+hs_dryfruit+hs_freshjuice+hs_fruits)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_food_group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ild_smoking</text:p>
          </table:table-cell>
          <table:table-cell office:value-type="string" calcext:value-type="string">
            <text:p>hs_cotinine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tinine</text:p>
          </table:table-cell>
          <table:table-cell table:number-columns-repeated="2"/>
          <table:table-cell office:value-type="string" calcext:value-type="string">
            <text:p>Values below the limit of detection NOT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ild_smoking</text:p>
          </table:table-cell>
          <table:table-cell office:value-type="string" calcext:value-type="string">
            <text:p>hs_cotinine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tinin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ild_smoking</text:p>
          </table:table-cell>
          <table:table-cell office:value-type="string" calcext:value-type="string">
            <text:p>hs_cotinine_c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cotinine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 office:value-type="string" calcext:value-type="string">
            <text:p>≥80% of the values were &lt;limit of detection</text:p>
          </table:table-cell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ild_smoking</text:p>
          </table:table-cell>
          <table:table-cell office:value-type="string" calcext:value-type="string">
            <text:p>hs_cotinine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tinin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ild_smoking</text:p>
          </table:table-cell>
          <table:table-cell office:value-type="string" calcext:value-type="string">
            <text:p>hs_matrix_cco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cotinine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/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ild_smoking</text:p>
          </table:table-cell>
          <table:table-cell office:value-type="string" calcext:value-type="string">
            <text:p>hs_tob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Which of the following best describes your consumption of tobacco?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Non-smoker and has never smoked, Non-smoker but previously smoked although not daily, Non-smoker but previously smoked daily, Smoker but not daily, Daily smoker</text:p>
          </table:table-cell>
          <table:table-cell table:number-columns-repeated="2"/>
          <table:table-cell table:number-columns-repeated="2" office:value-type="string" calcext:value-type="string">
            <text:p>tobacco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ild_smoking</text:p>
          </table:table-cell>
          <table:table-cell office:value-type="string" calcext:value-type="string">
            <text:p>hs_smk_parent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moking status of parents (both)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either, one, both</text:p>
          </table:table-cell>
          <table:table-cell table:number-columns-repeated="2"/>
          <table:table-cell table:number-columns-repeated="2" office:value-type="string" calcext:value-type="string">
            <text:p>tobacco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ild_smoking</text:p>
          </table:table-cell>
          <table:table-cell office:value-type="string" calcext:value-type="string">
            <text:p>hs_globalexp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Global exposure of the child to ETS (4 categories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o exposure, exposure only outside, exposure only inside, exposure inside and outside</text:p>
          </table:table-cell>
          <table:table-cell table:number-columns-repeated="2"/>
          <table:table-cell table:number-columns-repeated="2" office:value-type="string" calcext:value-type="string">
            <text:p>tobacco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ohort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hort name</text:p>
          </table:table-cell>
          <table:table-cell table:number-columns-repeated="4"/>
          <table:table-cell office:value-type="string" calcext:value-type="string">
            <text:p>common</text:p>
          </table:table-cell>
          <table:table-cell office:value-type="string" calcext:value-type="string">
            <text:p>OUTDOOR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envFactors_visit</text:p>
          </table:table-cell>
          <table:table-cell office:value-type="string" calcext:value-type="string">
            <text:p>hs_nois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 noise, Some noise, Noisy</text:p>
          </table:table-cell>
          <table:table-cell table:number-columns-repeated="2"/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envFactors_visit</text:p>
          </table:table-cell>
          <table:table-cell office:value-type="string" calcext:value-type="string">
            <text:p>hs_healthc_tday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health on day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Normal, Health problem</text:p>
          </table:table-cell>
          <table:table-cell table:number-columns-repeated="2"/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envFactors_visit</text:p>
          </table:table-cell>
          <table:table-cell office:value-type="string" calcext:value-type="string">
            <text:p>hs_rest_nt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rested the night before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Yes, Not as well as usual</text:p>
          </table:table-cell>
          <table:table-cell table:number-columns-repeated="2"/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envFactors_visit</text:p>
          </table:table-cell>
          <table:table-cell office:value-type="string" calcext:value-type="string">
            <text:p>hs_mood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ood of the child in the last few days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Usual, Not usual</text:p>
          </table:table-cell>
          <table:table-cell table:number-columns-repeated="2"/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ethnicity_child</text:p>
          </table:table-cell>
          <table:table-cell office:value-type="string" calcext:value-type="string">
            <text:p>h_ethnicity_spiro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Which is the ethnicity of the child (based on spirometry measurements)?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African, Asian, Caucasian, Mexican, Other</text:p>
          </table:table-cell>
          <table:table-cell table:number-columns-repeated="3"/>
          <table:table-cell office:value-type="string" calcext:value-type="string">
            <text:p>ethnicity</text:p>
          </table:table-cell>
          <table:table-cell office:value-type="string" calcext:value-type="string">
            <text:p>postnatal</text:p>
          </table:table-cell>
          <table:table-cell table:style-name="Default" table:number-columns-repeated="1013"/>
        </table:table-row>
        <table:table-row table:style-name="ro1">
          <table:table-cell table:style-name="ce6" office:value-type="string" calcext:value-type="string">
            <text:p>ethnicity_mother</text:p>
          </table:table-cell>
          <table:table-cell office:value-type="string" calcext:value-type="string">
            <text:p>h_ethnicity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Which is the ethnicity of the mother?</text:p>
          </table:table-cell>
          <table:table-cell office:value-type="string" calcext:value-type="string">
            <text:p>1,2,3,4,5,6,7</text:p>
          </table:table-cell>
          <table:table-cell office:value-type="string" calcext:value-type="string">
            <text:p>mother white European, mother Pakistani, mother Asian, mother African, mother other, mother native American, mother white but not European</text:p>
          </table:table-cell>
          <table:table-cell table:number-columns-repeated="3"/>
          <table:table-cell office:value-type="string" calcext:value-type="string">
            <text:p>HELIX_ethnicity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familySEP</text:p>
          </table:table-cell>
          <table:table-cell office:value-type="string" calcext:value-type="string">
            <text:p>hs_fam_ca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oes your family have a car?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, Yes, Yes two or more</text:p>
          </table:table-cell>
          <table:table-cell table:number-columns-repeated="2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familySEP</text:p>
          </table:table-cell>
          <table:table-cell office:value-type="string" calcext:value-type="string">
            <text:p>hs_c_roo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oes your child have his / her own room?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 shares with parents / caregiver, No shares with sibling(s), Yes</text:p>
          </table:table-cell>
          <table:table-cell table:number-columns-repeated="2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familySEP</text:p>
          </table:table-cell>
          <table:table-cell office:value-type="string" calcext:value-type="string">
            <text:p>hs_wrk_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What is your current employment status?</text:p>
          </table:table-cell>
          <table:table-cell office:value-type="string" calcext:value-type="string">
            <text:p>1,2,3,4,5,6,7,8</text:p>
          </table:table-cell>
          <table:table-cell office:value-type="string" calcext:value-type="string">
            <text:p>Employed, Unemployed, Student, Stay-at-home parent, Rehabilitation / disabled, Military, Other, Does not wish to answer</text:p>
          </table:table-cell>
          <table:table-cell table:number-columns-repeated="2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familySEP</text:p>
          </table:table-cell>
          <table:table-cell office:value-type="string" calcext:value-type="string">
            <text:p>hs_financ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How well would you say your family is managing financially these days.</text:p>
          </table:table-cell>
          <table:table-cell office:value-type="string" calcext:value-type="string">
            <text:p>1,2,3,4,5,6</text:p>
          </table:table-cell>
          <table:table-cell office:value-type="string" calcext:value-type="string">
            <text:p>Living comfortably, Doing alright, Getting by, Finding it quite difficult, Finding it very difficult, Does not wish to answer</text:p>
          </table:table-cell>
          <table:table-cell table:number-columns-repeated="2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familySEP</text:p>
          </table:table-cell>
          <table:table-cell office:value-type="string" calcext:value-type="string">
            <text:p>FAS_scor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amily Affluence Scale (FAS II) continuous</text:p>
          </table:table-cell>
          <table:table-cell table:number-columns-repeated="4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familySEP</text:p>
          </table:table-cell>
          <table:table-cell office:value-type="string" calcext:value-type="string">
            <text:p>FAS_cat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Family Affluence Scale (FAS II) categorical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Low, Middle, High</text:p>
          </table:table-cell>
          <table:table-cell table:number-columns-repeated="2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gestational_age</text:p>
          </table:table-cell>
          <table:table-cell office:value-type="string" calcext:value-type="string">
            <text:p>e3_galmp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MP-based GA</text:p>
          </table:table-cell>
          <table:table-cell table:style-name="Default"/>
          <table:table-cell table:number-columns-repeated="2"/>
          <table:table-cell office:value-type="string" calcext:value-type="string">
            <text:p>weeks</text:p>
          </table:table-cell>
          <table:table-cell office:value-type="string" calcext:value-type="string">
            <text:p>Gestational age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gestational_age</text:p>
          </table:table-cell>
          <table:table-cell office:value-type="string" calcext:value-type="string">
            <text:p>e3_gaultr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Gestational age estimated using ultrasound measurements if there were performed before 20 weeks of gestation</text:p>
          </table:table-cell>
          <table:table-cell table:style-name="Default"/>
          <table:table-cell table:number-columns-repeated="2"/>
          <table:table-cell office:value-type="string" calcext:value-type="string">
            <text:p>weeks</text:p>
          </table:table-cell>
          <table:table-cell office:value-type="string" calcext:value-type="string">
            <text:p>Gestational age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gestational_age</text:p>
          </table:table-cell>
          <table:table-cell office:value-type="string" calcext:value-type="string">
            <text:p>e3_gama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GA registered by the maternity records</text:p>
          </table:table-cell>
          <table:table-cell table:style-name="Default"/>
          <table:table-cell table:number-columns-repeated="2"/>
          <table:table-cell office:value-type="string" calcext:value-type="string">
            <text:p>weeks</text:p>
          </table:table-cell>
          <table:table-cell office:value-type="string" calcext:value-type="string">
            <text:p>Gestational age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gestational_age</text:p>
          </table:table-cell>
          <table:table-cell office:value-type="string" calcext:value-type="string">
            <text:p>e3_ga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mbination of the three previous variables</text:p>
          </table:table-cell>
          <table:table-cell table:style-name="Default"/>
          <table:table-cell table:number-columns-repeated="2"/>
          <table:table-cell office:value-type="string" calcext:value-type="string">
            <text:p>weeks</text:p>
          </table:table-cell>
          <table:table-cell office:value-type="string" calcext:value-type="string">
            <text:p>Gestational age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gestational_age</text:p>
          </table:table-cell>
          <table:table-cell office:value-type="string" calcext:value-type="string">
            <text:p>e3_b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rth weight</text:p>
          </table:table-cell>
          <table:table-cell table:number-columns-repeated="3"/>
          <table:table-cell office:value-type="string" calcext:value-type="string">
            <text:p>g</text:p>
          </table:table-cell>
          <table:table-cell office:value-type="string" calcext:value-type="string">
            <text:p>BW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gestational_age</text:p>
          </table:table-cell>
          <table:table-cell office:value-type="string" calcext:value-type="string">
            <text:p>e3_bh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rth head circumference</text:p>
          </table:table-cell>
          <table: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BW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gestational_age</text:p>
          </table:table-cell>
          <table:table-cell office:value-type="string" calcext:value-type="string">
            <text:p>e3_bl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rth length</text:p>
          </table:table-cell>
          <table: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BW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GPF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General psychopathology factor</text:p>
          </table:table-cell>
          <table:table-cell table:number-columns-repeated="4"/>
          <table:table-cell office:value-type="string" calcext:value-type="string">
            <text:p>pfactor</text:p>
          </table:table-cell>
          <table:table-cell/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Internalizing (symptom-specific factor)</text:p>
          </table:table-cell>
          <table:table-cell table:number-columns-repeated="4"/>
          <table:table-cell office:value-type="string" calcext:value-type="string">
            <text:p>pfactor</text:p>
          </table:table-cell>
          <table:table-cell/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xternalizing (symptom-specific factor)</text:p>
          </table:table-cell>
          <table:table-cell table:number-columns-repeated="4"/>
          <table:table-cell office:value-type="string" calcext:value-type="string">
            <text:p>pfactor</text:p>
          </table:table-cell>
          <table:table-cell/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ncn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colo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nfa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colo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nhit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colo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nmiss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colo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hitrt_mean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colors 1-bac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ncn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colo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nfa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colo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nhit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colo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nmiss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colo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hitrt_mean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colors 2-bac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ncn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colo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nfa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colo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nhit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colo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nmiss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colo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hitrt_mean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colors 3-bac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ncn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numbe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nfa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numbe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nhit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numbe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nmiss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numbe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hitrt_mean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numbers 1-bac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ncn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numbe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nfa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numbe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nhit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numbe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nmiss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numbe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hitrt_mean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numbers 2-bac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ncn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numbe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nfa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numbe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nhit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numbe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nmiss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numbe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hitrt_mean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numbers 3-bac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accuracy_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colors 1-back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d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colors 1-back</text:p>
          </table:table-cell>
          <table:table-cell table:number-columns-repeated="3"/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accuracy_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colors 2-back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d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colors 2-back</text:p>
          </table:table-cell>
          <table:table-cell table:number-columns-repeated="3"/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accuracy_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colors 3-back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d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colors 3-back</text:p>
          </table:table-cell>
          <table:table-cell table:number-columns-repeated="3"/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accuracy_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numbers 1-back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d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numbers 1-back</text:p>
          </table:table-cell>
          <table:table-cell table:number-columns-repeated="3"/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accuracy_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numbers 2-back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d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numbers 2-back</text:p>
          </table:table-cell>
          <table:table-cell table:number-columns-repeated="3"/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accuracy_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numbers 3-back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d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numbers 3-back</text:p>
          </table:table-cell>
          <table:table-cell table:number-columns-repeated="3"/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correct_rave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otal of correct 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time_rave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Working time 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zeros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incorrect responses 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ones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sponses 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missings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ing response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comisions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mmission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congruent_mean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congruent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congruent_median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congruent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incongruent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incongruent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incongruent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incongruent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center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center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center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center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double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double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double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double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no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no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no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no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spatial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spatial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spatial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spatial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center_cong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center cue and congruent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center_cong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center cue and congruent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double_cong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double and congruent trials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double_cong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double and congruent trials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no_cong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no cue and congruent trials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no_cong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no cue and congruent trials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spatial_cong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spatial cue and congruent trials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spatial_cong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spatial cue and congruent trials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accuracy_AN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accuracy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alertin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lerting networ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orientin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rienting networ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conflic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nflict networ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orienting_endogenou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rienting endogenous networ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orienting_exogenou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rienting exogenous networ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hitrt2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it Reaction Time (mean)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hitrt2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it Reaction Time (median)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hitrts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it Reaction Time Standard Error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Esc_A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nxious/depressed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Esc_R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Withdrawn/Depressed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Esc_So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matic complaint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Esc_So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cial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Esc_Pe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hought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Esc_At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ttention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Esc_Nor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Rule-Breaking behavior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Esc_Agr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ggressive behavior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Esc_Otr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ther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DSM_Af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Affective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DSM_An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Anxiety problems 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DSM_So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Somatic problems 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DSM_TDA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ADHD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DSM_Opo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Oppositional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DSM_Co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Conduct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Gen_In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Internalizing scale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Gen_Ex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xternalizing scale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Gen_To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otal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Alcohol_preg</text:p>
          </table:table-cell>
          <table:table-cell office:value-type="string" calcext:value-type="string">
            <text:p>e3_alcpreg_yn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Alcool during pregnancy</text:p>
          </table:table-cell>
          <table:table-cell table:style-name="Default"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/>
          <table:table-cell office:value-type="string" calcext:value-type="string">
            <text:p>Covariates pregnancy</text:p>
          </table:table-cell>
          <table:table-cell office:value-type="string" calcext:value-type="string">
            <text:p>Pregnancy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Alcohol_preg</text:p>
          </table:table-cell>
          <table:table-cell office:value-type="string" calcext:value-type="string">
            <text:p>e3_alcpreg_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lcool during pregnancy</text:p>
          </table:table-cell>
          <table:table-cell table:style-name="Default"/>
          <table:table-cell table:number-columns-repeated="2"/>
          <table:table-cell office:value-type="string" calcext:value-type="string">
            <text:p>Glasses / week</text:p>
          </table:table-cell>
          <table:table-cell office:value-type="string" calcext:value-type="string">
            <text:p>Covariates pregnancy</text:p>
          </table:table-cell>
          <table:table-cell office:value-type="string" calcext:value-type="string">
            <text:p>Pregnancy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Alcohol_preg</text:p>
          </table:table-cell>
          <table:table-cell office:value-type="string" calcext:value-type="string">
            <text:p>e3_alcpreg_1g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Alcool during pregnancy: more than 1 glass/w</text:p>
          </table:table-cell>
          <table:table-cell table:style-name="Default"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/>
          <table:table-cell office:value-type="string" calcext:value-type="string">
            <text:p>Covariates pregnancy</text:p>
          </table:table-cell>
          <table:table-cell office:value-type="string" calcext:value-type="string">
            <text:p>Pregnancy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Alcohol_preg</text:p>
          </table:table-cell>
          <table:table-cell office:value-type="string" calcext:value-type="string">
            <text:p>e3_alcpreg_1gd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Alcool during pregnancy: more than 1 glass/d</text:p>
          </table:table-cell>
          <table:table-cell table:style-name="Default"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/>
          <table:table-cell office:value-type="string" calcext:value-type="string">
            <text:p>Covariates pregnancy</text:p>
          </table:table-cell>
          <table:table-cell office:value-type="string" calcext:value-type="string">
            <text:p>Pregnancy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Diet_preg</text:p>
          </table:table-cell>
          <table:table-cell office:value-type="string" calcext:value-type="string">
            <text:p>h_meat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t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Diet_preg</text:p>
          </table:table-cell>
          <table:table-cell office:value-type="string" calcext:value-type="string">
            <text:p>h_fish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ish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Diet_preg</text:p>
          </table:table-cell>
          <table:table-cell office:value-type="string" calcext:value-type="string">
            <text:p>h_veg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Vegetables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Diet_preg</text:p>
          </table:table-cell>
          <table:table-cell office:value-type="string" calcext:value-type="string">
            <text:p>h_fruit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ruit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Diet_preg</text:p>
          </table:table-cell>
          <table:table-cell office:value-type="string" calcext:value-type="string">
            <text:p>h_dairy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airy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Diet_preg</text:p>
          </table:table-cell>
          <table:table-cell office:value-type="string" calcext:value-type="string">
            <text:p>h_legume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gume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Diet_preg</text:p>
          </table:table-cell>
          <table:table-cell office:value-type="string" calcext:value-type="string">
            <text:p>h_cereal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ereal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Diet_preg</text:p>
          </table:table-cell>
          <table:table-cell office:value-type="string" calcext:value-type="string">
            <text:p>h_fastfood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ast food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SEP_preg</text:p>
          </table:table-cell>
          <table:table-cell office:value-type="string" calcext:value-type="string">
            <text:p>e3_edu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education</text:p>
          </table:table-cell>
          <table:table-cell table:style-name="Default" office:value-type="string" calcext:value-type="string">
            <text:p>0,1,2</text:p>
          </table:table-cell>
          <table:table-cell office:value-type="string" calcext:value-type="string">
            <text:p>Primary school, Secondary school, University degree or higher</text:p>
          </table:table-cell>
          <table:table-cell table:number-columns-repeated="2"/>
          <table:table-cell table:number-columns-repeated="2" office:value-type="string" calcext:value-type="string">
            <text:p>Mothe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SEP_preg</text:p>
          </table:table-cell>
          <table:table-cell office:value-type="string" calcext:value-type="string">
            <text:p>e3_edum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education in 3 categories</text:p>
          </table:table-cell>
          <table:table-cell table:style-name="Default" office:value-type="string" calcext:value-type="string">
            <text:p>0,1,2</text:p>
          </table:table-cell>
          <table:table-cell office:value-type="string" calcext:value-type="string">
            <text:p>Low, Middle, High</text:p>
          </table:table-cell>
          <table:table-cell table:number-columns-repeated="2"/>
          <table:table-cell table:number-columns-repeated="2" office:value-type="string" calcext:value-type="string">
            <text:p>Mothe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SEP_preg</text:p>
          </table:table-cell>
          <table:table-cell office:value-type="string" calcext:value-type="string">
            <text:p>e3_marital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rital status</text:p>
          </table:table-cell>
          <table:table-cell table:style-name="Default" office:value-type="string" calcext:value-type="string">
            <text:p>0,1,2</text:p>
          </table:table-cell>
          <table:table-cell office:value-type="string" calcext:value-type="string">
            <text:p>living with the father, Living alone, Other situation</text:p>
          </table:table-cell>
          <table:table-cell table:number-columns-repeated="2"/>
          <table:table-cell table:number-columns-repeated="2" office:value-type="string" calcext:value-type="string">
            <text:p>Mothe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SEP_preg</text:p>
          </table:table-cell>
          <table:table-cell office:value-type="string" calcext:value-type="string">
            <text:p>e3_s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ocioeconomic status parents</text:p>
          </table:table-cell>
          <table:table-cell table:style-name="Default" office:value-type="string" calcext:value-type="string">
            <text:p>1,2,3</text:p>
          </table:table-cell>
          <table:table-cell office:value-type="string" calcext:value-type="string">
            <text:p>Low income, Medium income, High income</text:p>
          </table:table-cell>
          <table:table-cell table:number-columns-repeated="2"/>
          <table:table-cell table:number-columns-repeated="2" office:value-type="string" calcext:value-type="string">
            <text:p>SocioEco_Statu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SEP_preg</text:p>
          </table:table-cell>
          <table:table-cell office:value-type="string" calcext:value-type="string">
            <text:p>e3_edup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Parental education in 3 categories</text:p>
          </table:table-cell>
          <table:table-cell table:style-name="Default" office:value-type="string" calcext:value-type="string">
            <text:p>0,1,2</text:p>
          </table:table-cell>
          <table:table-cell office:value-type="string" calcext:value-type="string">
            <text:p>Low, Middle, High</text:p>
          </table:table-cell>
          <table:table-cell table:number-columns-repeated="2"/>
          <table:table-cell table:number-columns-repeated="2" office:value-type="string" calcext:value-type="string">
            <text:p>SocioEco_Statu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Smoking_preg</text:p>
          </table:table-cell>
          <table:table-cell office:value-type="string" calcext:value-type="string">
            <text:p>e3_asmokyn_p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active smoking during pregnancy 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Smoking_preg</text:p>
          </table:table-cell>
          <table:table-cell office:value-type="string" calcext:value-type="string">
            <text:p>e3_asmokyn_t1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active smoking during 1st <text:s/>trimester of pregnancy 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Smoking_preg</text:p>
          </table:table-cell>
          <table:table-cell office:value-type="string" calcext:value-type="string">
            <text:p>e3_asmokyn_t2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active smoking during 2nd <text:s/>trimester of pregnancy 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Smoking_preg</text:p>
          </table:table-cell>
          <table:table-cell office:value-type="string" calcext:value-type="string">
            <text:p>e3_asmokyn_t3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active smoking during 3rd <text:s/>trimester of pregnancy 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Smoking_preg</text:p>
          </table:table-cell>
          <table:table-cell office:value-type="string" calcext:value-type="string">
            <text:p>e3_asmokcigd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number of cigarettes smoked per day by the mother during 1st trimester of pregnancy</text:p>
          </table:table-cell>
          <table:table-cell table:number-columns-repeated="2"/>
          <table:table-cell table:style-name="Default"/>
          <table:table-cell office:value-type="string" calcext:value-type="string">
            <text:p>Nb / day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Smoking_preg</text:p>
          </table:table-cell>
          <table:table-cell office:value-type="string" calcext:value-type="string">
            <text:p>e3_asmokcigd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number of cigarettes smoked per day by the mother during 2nd trimester of pregnancy</text:p>
          </table:table-cell>
          <table:table-cell table:number-columns-repeated="2"/>
          <table:table-cell table:style-name="Default"/>
          <table:table-cell office:value-type="string" calcext:value-type="string">
            <text:p>Nb / day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Smoking_preg</text:p>
          </table:table-cell>
          <table:table-cell office:value-type="string" calcext:value-type="string">
            <text:p>e3_asmokcigd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number of cigarettes smoked per day by the mother during 3rd trimester of pregnancy</text:p>
          </table:table-cell>
          <table:table-cell table:number-columns-repeated="2"/>
          <table:table-cell table:style-name="Default"/>
          <table:table-cell office:value-type="string" calcext:value-type="string">
            <text:p>Nb / day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Smoking_preg</text:p>
          </table:table-cell>
          <table:table-cell office:value-type="string" calcext:value-type="string">
            <text:p>e3_psmokanyt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passive smoking during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Smoking_preg</text:p>
          </table:table-cell>
          <table:table-cell office:value-type="string" calcext:value-type="string">
            <text:p>e3_psmokt1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passive smoking during 1st trimester of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Smoking_preg</text:p>
          </table:table-cell>
          <table:table-cell office:value-type="string" calcext:value-type="string">
            <text:p>e3_psmokt2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passive smoking during 2nd trimester of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Smoking_preg</text:p>
          </table:table-cell>
          <table:table-cell office:value-type="string" calcext:value-type="string">
            <text:p>e3_psmokt3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passive smoking during 3rd trimester of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Smoking_preg</text:p>
          </table:table-cell>
          <table:table-cell office:value-type="string" calcext:value-type="string">
            <text:p>h_pass_smok_4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4 month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Smoking_preg</text:p>
          </table:table-cell>
          <table:table-cell office:value-type="string" calcext:value-type="string">
            <text:p>h_pass_smok_8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8 month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Smoking_preg</text:p>
          </table:table-cell>
          <table:table-cell office:value-type="string" calcext:value-type="string">
            <text:p>h_pass_smok_6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6 month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Smoking_preg</text:p>
          </table:table-cell>
          <table:table-cell office:value-type="string" calcext:value-type="string">
            <text:p>h_pass_smok_1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1 year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Smoking_preg</text:p>
          </table:table-cell>
          <table:table-cell office:value-type="string" calcext:value-type="string">
            <text:p>h_pass_smok_2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2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Smoking_preg</text:p>
          </table:table-cell>
          <table:table-cell office:value-type="string" calcext:value-type="string">
            <text:p>h_pass_smok_3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3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Smoking_preg</text:p>
          </table:table-cell>
          <table:table-cell office:value-type="string" calcext:value-type="string">
            <text:p>h_pass_smok_4_5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4-5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Smoking_preg</text:p>
          </table:table-cell>
          <table:table-cell office:value-type="string" calcext:value-type="string">
            <text:p>h_pass_smok_7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7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Smoking_preg</text:p>
          </table:table-cell>
          <table:table-cell office:value-type="string" calcext:value-type="string">
            <text:p>h_pass_smok_8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8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neuropsychologicalDiagnosis_child</text:p>
          </table:table-cell>
          <table:table-cell office:value-type="string" calcext:value-type="string">
            <text:p>hs_neuro_diag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Any previous child neuropsychological diagnosis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No, Yes</text:p>
          </table:table-cell>
          <table:table-cell table:number-columns-repeated="2"/>
          <table:table-cell office:value-type="string" calcext:value-type="string">
            <text:p>nads</text:p>
          </table:table-cell>
          <table:table-cell office:value-type="string" calcext:value-type="string">
            <text:p>Neuropsycholog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phospho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hospholipids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phospho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hospholipid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phospho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hospholipids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totchol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otal cholesterol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totchol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otal cholesterol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totchol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otal cholesterol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triglyc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glycerides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triglyc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riglyceride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triglyc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glycerides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hdlcol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DL cholesterol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hdlcol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HDL cholesterol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hdlcol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DL cholesterol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ldlcol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DL cholesterol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ldlcol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LDL cholesterol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ldlcol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DL cholesterol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phospho_cpe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phospholipids in plasma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chol_cpe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holesterol in plasma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triglyc_cpe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triglycerides in plasma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totfat_cpe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total fat in plasma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matrix_clipid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lipids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k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otass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k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otas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k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otassi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mg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gnes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mg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agne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mg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gnesi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n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d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n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sod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na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di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as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rsenic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as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arsenic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as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rsenic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cd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dm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cd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adm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cd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dmi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co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balt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co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balt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co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balt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cs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es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cs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e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cs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esi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cu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pper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cu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pper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cu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pper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hg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rcury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hg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ercur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hg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rcury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mn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nganes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mn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anganes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mn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nganes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mo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lybden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mo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lybden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mo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lybden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pb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ad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pb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lea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pb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ad <text:s/>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se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elen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se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selen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se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eleni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tl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hall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tl_c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thallium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tl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halli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zn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Zinc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zn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zinc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zn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Zinc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matrix_cmetal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metales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k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otass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k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otas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g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gnes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g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agne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n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d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n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sod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as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rsenic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as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arsenic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cd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dm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cd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adm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co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balt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co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balt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cs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es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cs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ae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cu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pper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cu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pper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hg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rcury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hg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ercur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n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nganes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n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anganes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o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lybden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o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lybden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pb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ad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pb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lea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se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elen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se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selen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tl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hall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tl_m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thallium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tl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halli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zn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Zinc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zn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zinc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atrix_mmetal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metals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timing_mmetal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metals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<text:span text:style-name="T1">st</text:span> trimester, 2nd trimester, 3rd trimester, Birth</text:p>
          </table:table-cell>
          <table:table-cell table:number-columns-repeated="2"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laboratory_mmetal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metals were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e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eth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e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eth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e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eth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ib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iso-but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ib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iso-buty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ib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iso-but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nb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n-but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nb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n-but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nb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n-but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bz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 benz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bz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 benz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bz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 benz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eh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hex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eh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hex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eh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hex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ehh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hydroxyhex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ehh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-5-hydroxyhex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ehh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hydroxyhex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eoh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oxohex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eoh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-5-oxohex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eoh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oxohex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ecp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 5-carboxypent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ecp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 5-carboxypent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ecp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 5-carboxypent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sumDEHPm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um of DEHP metabolites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sumDEHPm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um of DEHP metabolites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ohmin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ohmin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4-methyl-7-hydroxyoctyl phthalate 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ohmin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ohmin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oxomin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oxomin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4-methyl-7-oxooctyl phthalate 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oxomin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oxomin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atrix_mphthalat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phthalates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timing_mphthalat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phthalates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laboratory_mphthalat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phthalates were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e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ep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ethyl paraben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e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epa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et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etp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ethyl paraben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et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etpa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pr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prp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ropyl paraben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pr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prpa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b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bp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bisphenol A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b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bpa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bu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bup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N-Butyl paraben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bu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bupa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oxbe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oxbe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Oxybenzon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oxbe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oxbe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trcs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trcs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riclosan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trcs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trcs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atrix_mphenol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phenols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timing_mphenol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phenols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laboratory_mphenol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phenols were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dm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dm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phosph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dm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dm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dmt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dmt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thiophosphate 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dmt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dmt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dmdt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dmdt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dithiophosph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dmdtp_m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dimethyl dithiophosphate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dmdt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dmdt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de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de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phosph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de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de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det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det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thiophosph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det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det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dedt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dithiophosphate 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dedtp_m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diethyl dithiophosphate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dedt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dithiophosphat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dedt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dithiophosphateadjusted for creatinine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atrix_mpesticid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pesticides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timing_mpesticid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pesticides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laboratory_mpesticid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pesticides were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cotinine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tinine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cotinine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tinin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cotinine_mcat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cotinine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n-smokers, SHS smokers, Smokers</text:p>
          </table:table-cell>
          <table:table-cell office:value-type="string" calcext:value-type="string">
            <text:p>Values &lt;LOD or cotinine levels &lt;18.5 µg/L, Cotinine levels ≥18.5-50 µg/L, Cotinine levels &gt;50 µg/L</text:p>
          </table:table-cell>
          <table:table-cell/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cotinine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tinin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cotinine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tinin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atrix_mco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the cotinine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/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timing_mco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cotinine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/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laboratory_mco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cotinine was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/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creatinine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reatinine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creatinine_m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reatinine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G / L</text:p>
          </table:table-cell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creatinine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reatinin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creatinine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reatinine 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atrix_mcrea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the creatinine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/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timing_mcrea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creatinine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/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laboratory_mcrea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creatinine was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/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paternalSEP_preg</text:p>
          </table:table-cell>
          <table:table-cell office:value-type="string" calcext:value-type="string">
            <text:p>e3_eduf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Paternal education</text:p>
          </table:table-cell>
          <table:table-cell table:style-name="Default" office:value-type="string" calcext:value-type="string">
            <text:p>0,1,2</text:p>
          </table:table-cell>
          <table:table-cell office:value-type="string" calcext:value-type="string">
            <text:p>Primary school, Secondary school, University degree or higher</text:p>
          </table:table-cell>
          <table:table-cell table:number-columns-repeated="2"/>
          <table:table-cell table:number-columns-repeated="2" office:value-type="string" calcext:value-type="string">
            <text:p>Fathe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paternalSEP_preg</text:p>
          </table:table-cell>
          <table:table-cell office:value-type="string" calcext:value-type="string">
            <text:p>e3_eduf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Paternal education in 3 categories</text:p>
          </table:table-cell>
          <table:table-cell table:style-name="Default" office:value-type="string" calcext:value-type="string">
            <text:p>0,1,2</text:p>
          </table:table-cell>
          <table:table-cell office:value-type="string" calcext:value-type="string">
            <text:p>Low, Middle, High</text:p>
          </table:table-cell>
          <table:table-cell table:number-columns-repeated="2"/>
          <table:table-cell table:number-columns-repeated="2" office:value-type="string" calcext:value-type="string">
            <text:p>Fathe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qualityTesting_child</text:p>
          </table:table-cell>
          <table:table-cell office:value-type="string" calcext:value-type="string">
            <text:p>hs_qual_test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Quality of the testing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rmal, Some problems, Not usable</text:p>
          </table:table-cell>
          <table:table-cell table:number-columns-repeated="2"/>
          <table:table-cell office:value-type="string" calcext:value-type="string">
            <text:p>nads</text:p>
          </table:table-cell>
          <table:table-cell/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season_visit</text:p>
          </table:table-cell>
          <table:table-cell office:value-type="string" calcext:value-type="string">
            <text:p>hs_date_neu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of test</text:p>
          </table:table-cell>
          <table:table-cell table:number-columns-repeated="3"/>
          <table:table-cell office:value-type="string" calcext:value-type="string">
            <text:p>dd/mm/yyyy</text:p>
          </table:table-cell>
          <table:table-cell office:value-type="string" calcext:value-type="string">
            <text:p>nads</text:p>
          </table:table-cell>
          <table:table-cell/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sex_child</text:p>
          </table:table-cell>
          <table:table-cell office:value-type="string" calcext:value-type="string">
            <text:p>e3_sex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’s sex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Male, Female</text:p>
          </table:table-cell>
          <table:table-cell table:number-columns-repeated="2"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time_lastMeal</text:p>
          </table:table-cell>
          <table:table-cell office:value-type="string" calcext:value-type="string">
            <text:p>hs_dift_mealbloo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fference between blood time extraction and last meal time (raw)</text:p>
          </table:table-cell>
          <table:table-cell table:number-columns-repeated="5"/>
          <table:table-cell office:value-type="string" calcext:value-type="string">
            <text:p>sample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time_lastMeal</text:p>
          </table:table-cell>
          <table:table-cell office:value-type="string" calcext:value-type="string">
            <text:p>hs_dift_mealblood_imp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Imputed difference between blood time extraction and last meal time</text:p>
          </table:table-cell>
          <table:table-cell table:number-columns-repeated="5"/>
          <table:table-cell office:value-type="string" calcext:value-type="string">
            <text:p>sample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aracteristics_child</text:p>
          </table:table-cell>
          <table:table-cell office:value-type="string" calcext:value-type="string">
            <text:p>hs_c_heigh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eight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aracteristics_child</text:p>
          </table:table-cell>
          <table:table-cell office:value-type="string" calcext:value-type="string">
            <text:p>hs_c_weigh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Weight</text:p>
          </table:table-cell>
          <table:table-cell table:number-columns-repeated="3"/>
          <table:table-cell office:value-type="string" calcext:value-type="string">
            <text:p>kg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aracteristics_child</text:p>
          </table:table-cell>
          <table:table-cell office:value-type="string" calcext:value-type="string">
            <text:p>hs_c_bmi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MI</text:p>
          </table:table-cell>
          <table:table-cell table:number-columns-repeated="3"/>
          <table:table-cell office:value-type="string" calcext:value-type="string">
            <text:p>Kg / m^2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aracteristics_child</text:p>
          </table:table-cell>
          <table:table-cell office:value-type="string" calcext:value-type="string">
            <text:p>hs_wais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Waist circumference</text:p>
          </table:table-cell>
          <table:table-cell table:number-columns-repeated="3"/>
          <table:table-cell office:value-type="string" calcext:value-type="string">
            <text:p>cm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aracteristics_child</text:p>
          </table:table-cell>
          <table:table-cell office:value-type="string" calcext:value-type="string">
            <text:p>hs_midup_ar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id-upper arm circumference</text:p>
          </table:table-cell>
          <table:table-cell table:number-columns-repeated="3"/>
          <table:table-cell office:value-type="string" calcext:value-type="string">
            <text:p>cm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aracteristics_child</text:p>
          </table:table-cell>
          <table:table-cell office:value-type="string" calcext:value-type="string">
            <text:p>hs_head_ci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ead circumference</text:p>
          </table:table-cell>
          <table:table-cell table:number-columns-repeated="3"/>
          <table:table-cell office:value-type="string" calcext:value-type="string">
            <text:p>cm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 table:number-rows-repeated="1047942">
          <table:table-cell table:number-columns-repeated="1024"/>
        </table:table-row>
        <table:table-row table:style-name="ro2" table:number-rows-repeated="1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E125:Sheet1.F1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9">
      <number:hours/>
      <number:text>:</number:text>
      <number:minute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1">
      <number:month/>
      <number:text>/</number:text>
      <number:day/>
      <number:text>/</number:text>
      <number:year number:style="long"/>
    </number:date-style>
    <number:currency-style style:name="N13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4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3P2" style:volatile="true">
      <number:currency-symbol/>
      <number:fill-character> </number:fill-character>
      <number:text>-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1" number:min-decimal-places="1" number:min-integer-digits="1"/>
    </number:number-style>
    <number:number-style style:name="N150P0" style:volatile="true">
      <number:number number:decimal-places="2" number:min-decimal-places="2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currency-style style:name="N15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2P0"/>
    </number:currency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time-style style:name="N155">
      <number:hours/>
      <number:text>:</number:text>
      <number:minutes number:style="long"/>
      <number:text> </number:text>
      <number:am-pm/>
    </number:time-style>
    <number:date-style style:name="N15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8">
      <number:hours/>
      <number:text>:</number:text>
      <number:minutes number:style="long"/>
      <number:text>:</number:text>
      <number:seconds number:style="long"/>
    </number:time-style>
    <number:date-style style:name="N159">
      <number:month number:textual="true"/>
      <number:text>-</number:text>
      <number:year/>
    </number:date-style>
    <number:time-style style:name="N16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">
      <number:minutes number:style="long"/>
      <number:text>:</number:text>
      <number:seconds number:style="long" number:decimal-places="1"/>
    </number:time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date-style style:name="N164">
      <number:day/>
      <number:text>-</number:text>
      <number:month number:textual="true"/>
    </number:date-style>
    <number:currency-style style:name="N16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5P0"/>
    </number:currency-style>
    <number:date-style style:name="N166">
      <number:day/>
      <number:text>-</number:text>
      <number:month number:textual="true"/>
      <number:text>-</number:text>
      <number:year/>
    </number:date-style>
    <number:currency-style style:name="N16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8P0"/>
    </number:currency-style>
    <number:time-style style:name="N169">
      <number:minutes number:style="long"/>
      <number:text>:</number:text>
      <number:seconds number:style="long"/>
    </number:time-style>
    <number:currency-style style:name="N17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1">00/00/0000</text:date>, <text:time style:data-style-name="N2" text:time-value="10:29:01.1162415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09:30:59.488074813</meta:creation-date>
    <meta:generator>LibreOffice/7.5.4.2$Linux_X86_64 LibreOffice_project/36ccfdc35048b057fd9854c757a8b67ec53977b6</meta:generator>
    <dc:date>2023-06-14T10:29:59.643291930</dc:date>
    <meta:editing-duration>P4DT14H17M52S</meta:editing-duration>
    <meta:editing-cycles>101</meta:editing-cycles>
    <meta:document-statistic meta:table-count="1" meta:cell-count="4396" meta:object-count="0"/>
  </office:meta>
</office:document-meta>
</file>